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25cm" svg:stroke-color="#000000" draw:marker-start="" draw:marker-start-width="0.337cm" draw:marker-start-center="false" draw:marker-end="" draw:marker-end-width="0.337cm" draw:marker-end-center="false" draw:fill="solid" draw:fill-color="#ffff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5cm" svg:stroke-color="#000000" draw:marker-start="" draw:marker-start-width="0.337cm" draw:marker-start-center="false" draw:marker-end="" draw:marker-end-width="0.337cm" draw:marker-end-center="false" draw:fill="solid" draw:fill-color="#ffff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>
      <style:graphic-properties svg:stroke-width="0.025cm" svg:stroke-color="#000000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000000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solid" svg:stroke-width="0.025cm" svg:stroke-color="#333333" draw:fill="solid" draw:fill-color="#333333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074cm" svg:height="3.16cm" svg:x="0.412cm" svg:y="0.7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13"/></text:span><text:span text:style-name="T1">CPU</text:span></text:p>
        </draw:rect>
        <draw:polygon draw:style-name="gr2" draw:text-style-name="P3" draw:layer="layout" svg:width="0.824cm" svg:height="0.306cm" svg:x="1.413cm" svg:y="0.83cm" svg:viewBox="0 0 825 307" draw:points="0,307 0,0 825,0 825,307">
          <text:p/>
        </draw:polygon>
        <draw:polygon draw:style-name="gr3" draw:text-style-name="P3" draw:layer="layout" svg:width="0.824cm" svg:height="0.306cm" svg:x="2.236cm" svg:y="0.83cm" svg:viewBox="0 0 825 307" draw:points="0,0 825,0 825,307 0,307">
          <text:p text:style-name="P3"><text:span text:style-name="T2">R7 <text:s text:c="25"/></text:span></text:p>
        </draw:polygon>
        <draw:polygon draw:style-name="gr2" draw:text-style-name="P4" draw:layer="layout" svg:width="0.824cm" svg:height="0.306cm" svg:x="1.328cm" svg:y="0.927cm" svg:viewBox="0 0 825 307" draw:points="0,307 0,0 825,0 825,307">
          <text:p/>
        </draw:polygon>
        <draw:polygon draw:style-name="gr2" draw:text-style-name="P4" draw:layer="layout" svg:width="0.824cm" svg:height="0.306cm" svg:x="2.151cm" svg:y="0.927cm" svg:viewBox="0 0 825 307" draw:points="0,0 825,0 825,307 0,307">
          <text:p/>
        </draw:polygon>
        <draw:polygon draw:style-name="gr2" draw:text-style-name="P4" draw:layer="layout" svg:width="0.824cm" svg:height="0.306cm" svg:x="1.241cm" svg:y="1.023cm" svg:viewBox="0 0 825 307" draw:points="0,307 0,0 825,0 825,307">
          <text:p/>
        </draw:polygon>
        <draw:polygon draw:style-name="gr2" draw:text-style-name="P4" draw:layer="layout" svg:width="0.824cm" svg:height="0.306cm" svg:x="2.064cm" svg:y="1.023cm" svg:viewBox="0 0 825 307" draw:points="0,0 825,0 825,307 0,307">
          <text:p/>
        </draw:polygon>
        <draw:polygon draw:style-name="gr2" draw:text-style-name="P4" draw:layer="layout" svg:width="0.824cm" svg:height="0.306cm" svg:x="1.154cm" svg:y="1.12cm" svg:viewBox="0 0 825 307" draw:points="0,307 0,0 825,0 825,307">
          <text:p/>
        </draw:polygon>
        <draw:polygon draw:style-name="gr2" draw:text-style-name="P4" draw:layer="layout" svg:width="0.824cm" svg:height="0.306cm" svg:x="1.977cm" svg:y="1.12cm" svg:viewBox="0 0 825 307" draw:points="0,0 825,0 825,307 0,307">
          <text:p/>
        </draw:polygon>
        <draw:polygon draw:style-name="gr2" draw:text-style-name="P4" draw:layer="layout" svg:width="0.824cm" svg:height="0.306cm" svg:x="1.067cm" svg:y="1.217cm" svg:viewBox="0 0 825 307" draw:points="0,307 0,0 825,0 825,307">
          <text:p/>
        </draw:polygon>
        <draw:polygon draw:style-name="gr2" draw:text-style-name="P4" draw:layer="layout" svg:width="0.824cm" svg:height="0.306cm" svg:x="1.891cm" svg:y="1.217cm" svg:viewBox="0 0 825 307" draw:points="0,0 825,0 825,307 0,307">
          <text:p/>
        </draw:polygon>
        <draw:polygon draw:style-name="gr2" draw:text-style-name="P4" draw:layer="layout" svg:width="0.824cm" svg:height="0.306cm" svg:x="0.981cm" svg:y="1.315cm" svg:viewBox="0 0 825 307" draw:points="0,307 0,0 825,0 825,307">
          <text:p/>
        </draw:polygon>
        <draw:polygon draw:style-name="gr2" draw:text-style-name="P4" draw:layer="layout" svg:width="0.824cm" svg:height="0.306cm" svg:x="1.804cm" svg:y="1.315cm" svg:viewBox="0 0 825 307" draw:points="0,0 825,0 825,307 0,307">
          <text:p/>
        </draw:polygon>
        <draw:polygon draw:style-name="gr2" draw:text-style-name="P4" draw:layer="layout" svg:width="0.824cm" svg:height="0.306cm" svg:x="0.893cm" svg:y="1.412cm" svg:viewBox="0 0 825 307" draw:points="0,307 0,0 825,0 825,307">
          <text:p/>
        </draw:polygon>
        <draw:polygon draw:style-name="gr2" draw:text-style-name="P4" draw:layer="layout" svg:width="0.824cm" svg:height="0.306cm" svg:x="1.716cm" svg:y="1.412cm" svg:viewBox="0 0 825 307" draw:points="0,0 825,0 825,307 0,307">
          <text:p/>
        </draw:polygon>
        <draw:polygon draw:style-name="gr2" draw:text-style-name="P3" draw:layer="layout" svg:width="0.824cm" svg:height="0.306cm" svg:x="0.806cm" svg:y="1.508cm" svg:viewBox="0 0 825 307" draw:points="0,307 0,0 825,0 825,307">
          <text:p/>
        </draw:polygon>
        <draw:polygon draw:style-name="gr3" draw:text-style-name="P3" draw:layer="layout" svg:width="0.824cm" svg:height="0.306cm" svg:x="1.629cm" svg:y="1.508cm" svg:viewBox="0 0 825 307" draw:points="0,0 825,0 825,307 0,307">
          <text:p text:style-name="P3"><text:span text:style-name="T2">R0 <text:s text:c="24"/></text:span></text:p>
        </draw:polygon>
        <draw:path draw:style-name="gr3" draw:text-style-name="P3" draw:layer="layout" svg:width="0.248cm" svg:height="0.306cm" svg:x="1.321cm" svg:y="2.9cm" svg:viewBox="0 0 249 307" svg:d="m0 307c0-103 0-205 0-307 83 0 166 0 249 0 0 102 0 204 0 307-83 0-166 0-249 0z">
          <text:p text:style-name="P3"><text:span text:style-name="T2">Z</text:span></text:p>
        </draw:path>
        <draw:polygon draw:style-name="gr2" draw:text-style-name="P3" draw:layer="layout" svg:width="0.824cm" svg:height="0.306cm" svg:x="1.321cm" svg:y="2.501cm" svg:viewBox="0 0 825 307" draw:points="0,307 0,0 825,0 825,307">
          <text:p/>
        </draw:polygon>
        <draw:polygon draw:style-name="gr3" draw:text-style-name="P3" draw:layer="layout" svg:width="0.824cm" svg:height="0.306cm" svg:x="2.144cm" svg:y="2.501cm" svg:viewBox="0 0 825 307" draw:points="0,0 825,0 825,307 0,307">
          <text:p text:style-name="P3"><text:span text:style-name="T2">SP <text:s text:c="24"/></text:span></text:p>
        </draw:polygon>
        <draw:polygon draw:style-name="gr3" draw:text-style-name="P5" draw:layer="layout" svg:width="0.824cm" svg:height="0.306cm" svg:x="1.321cm" svg:y="2.108cm" svg:viewBox="0 0 825 307" draw:points="0,307 0,0 825,0 825,307">
          <text:p text:style-name="P5">PC <text:s text:c="3"/></text:p>
        </draw:polygon>
        <draw:polygon draw:style-name="gr3" draw:text-style-name="P3" draw:layer="layout" svg:width="0.824cm" svg:height="0.306cm" svg:x="2.144cm" svg:y="2.108cm" svg:viewBox="0 0 825 307" draw:points="0,0 825,0 825,307 0,307">
          <text:p text:style-name="P3"><text:span text:style-name="T2"><text:s text:c="23"/></text:span></text:p>
        </draw:polygon>
        <draw:custom-shape draw:style-name="gr4" draw:text-style-name="P1" draw:layer="layout" svg:width="1.401cm" svg:height="0.728cm" svg:x="3.856cm" svg:y="1.9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948cm" svg:height="1.139cm" svg:x="3.685cm" svg:y="0.809cm">
          <draw:text-box>
            <text:p text:style-name="P2">Virtual<text:line-break/>Address</text:p>
          </draw:text-box>
        </draw:frame>
        <draw:rect draw:style-name="gr1" draw:text-style-name="P2" draw:layer="layout" svg:width="1.052cm" svg:height="2.75cm" svg:x="5.699cm" svg:y="0.906cm">
          <text:p text:style-name="P1"><text:span text:style-name="T1">M</text:span><text:span text:style-name="T1"><text:line-break/></text:span><text:span text:style-name="T1">M</text:span><text:span text:style-name="T1"><text:line-break/></text:span><text:span text:style-name="T1">U</text:span></text:p>
        </draw:rect>
        <draw:custom-shape draw:style-name="gr4" draw:text-style-name="P1" draw:layer="layout" svg:width="1.401cm" svg:height="0.728cm" svg:x="7.156cm" svg:y="1.9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97cm" svg:height="1.139cm" svg:x="6.985cm" svg:y="0.809cm">
          <draw:text-box>
            <text:p text:style-name="P2">Physical<text:line-break/>Address</text:p>
          </draw:text-box>
        </draw:frame>
        <draw:rect draw:style-name="gr1" draw:text-style-name="P2" draw:layer="layout" svg:width="1.88cm" svg:height="3.829cm" svg:x="9.123cm" svg:y="0.367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text:p text:style-name="P1"><text:span text:style-name="T1">Memory</text:span></text:p>
        </draw:rect>
        <draw:g>
          <draw:polygon draw:style-name="gr6" draw:text-style-name="P6" draw:layer="layout" svg:width="1.357cm" svg:height="0.36cm" draw:transform="rotate (0.772831792782943) translate (9.44053327978582cm 1.85056517683523cm)" svg:viewBox="0 0 1358 361" draw:points="273,1 1358,13 1070,361 714,340 755,292 712,300 673,340 0,336 276,0">
            <text:p/>
          </draw:polygon>
          <draw:polygon draw:style-name="gr7" draw:text-style-name="P6" draw:layer="layout" svg:width="0.098cm" svg:height="0.24cm" svg:x="9.713cm" svg:y="1.622cm" svg:viewBox="0 0 99 241" draw:points="0,82 14,241 99,159 83,0">
            <text:p/>
          </draw:polygon>
          <draw:polygon draw:style-name="gr7" draw:text-style-name="P6" draw:layer="layout" svg:width="0.098cm" svg:height="0.24cm" svg:x="9.903cm" svg:y="1.439cm" svg:viewBox="0 0 99 241" draw:points="0,82 14,241 99,159 83,0">
            <text:p/>
          </draw:polygon>
          <draw:polygon draw:style-name="gr7" draw:text-style-name="P6" draw:layer="layout" svg:width="0.098cm" svg:height="0.24cm" svg:x="10.093cm" svg:y="1.257cm" svg:viewBox="0 0 99 241" draw:points="0,82 14,241 99,159 83,0">
            <text:p/>
          </draw:polygon>
          <draw:polygon draw:style-name="gr7" draw:text-style-name="P6" draw:layer="layout" svg:width="0.098cm" svg:height="0.24cm" svg:x="10.281cm" svg:y="1.074cm" svg:viewBox="0 0 99 241" draw:points="0,82 14,241 99,159 83,0">
            <text:p/>
          </draw:polygon>
        </draw:g>
        <draw:g>
          <draw:polygon draw:style-name="gr6" draw:text-style-name="P6" draw:layer="layout" svg:width="1.357cm" svg:height="0.36cm" draw:transform="rotate (0.772831792782943) translate (9.42753327978582cm 2.53856517683523cm)" svg:viewBox="0 0 1358 361" draw:points="273,1 1358,13 1070,361 714,340 755,292 712,300 673,340 0,336 276,0">
            <text:p/>
          </draw:polygon>
          <draw:polygon draw:style-name="gr7" draw:text-style-name="P6" draw:layer="layout" svg:width="0.098cm" svg:height="0.24cm" svg:x="9.7cm" svg:y="2.31cm" svg:viewBox="0 0 99 241" draw:points="0,82 14,241 99,159 83,0">
            <text:p/>
          </draw:polygon>
          <draw:polygon draw:style-name="gr7" draw:text-style-name="P6" draw:layer="layout" svg:width="0.098cm" svg:height="0.24cm" svg:x="9.89cm" svg:y="2.127cm" svg:viewBox="0 0 99 241" draw:points="0,82 14,241 99,159 83,0">
            <text:p/>
          </draw:polygon>
          <draw:polygon draw:style-name="gr7" draw:text-style-name="P6" draw:layer="layout" svg:width="0.098cm" svg:height="0.24cm" svg:x="10.08cm" svg:y="1.945cm" svg:viewBox="0 0 99 241" draw:points="0,82 14,241 99,159 83,0">
            <text:p/>
          </draw:polygon>
          <draw:polygon draw:style-name="gr7" draw:text-style-name="P6" draw:layer="layout" svg:width="0.098cm" svg:height="0.24cm" svg:x="10.268cm" svg:y="1.762cm" svg:viewBox="0 0 99 241" draw:points="0,82 14,241 99,159 83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1-13T16:02:57</meta:creation-date>
    <meta:editing-duration>PT8M57S</meta:editing-duration>
    <meta:editing-cycles>2</meta:editing-cycles>
    <meta:generator>OpenOffice.org/3.4.1$Unix OpenOffice.org_project/341m1$Build-9593</meta:generator>
    <meta:initial-creator>Peter Desnoyers</meta:initial-creator>
    <dc:date>2013-01-13T16:30:18</dc:date>
    <dc:creator>Peter Desnoyers</dc:creator>
    <meta:document-statistic meta:object-count="40"/>
  </office:meta>
</office:document-meta>
</file>